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5000002A57D95B9411738A0BF.png" manifest:media-type="image/png"/>
  <manifest:file-entry manifest:full-path="Pictures/10000201000002BA0000028AACB22C1715127991.png" manifest:media-type="image/png"/>
  <manifest:file-entry manifest:full-path="Pictures/100002010000030C00000234C2F11F78A27756C0.png" manifest:media-type="image/png"/>
  <manifest:file-entry manifest:full-path="Pictures/10000201000002A8000001BEBC6AD4855AE2B634.png" manifest:media-type="image/png"/>
  <manifest:file-entry manifest:full-path="Pictures/10000201000002650000026DD88277075928BBD2.png" manifest:media-type="image/png"/>
  <manifest:file-entry manifest:full-path="Pictures/10000201000002DA000001D808A3CEBACC1803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6.219cm" svg:height="16.431cm" draw:z-index="0"><draw:image xlink:href="Pictures/10000201000002650000026DD88277075928BBD2.png" xlink:type="simple" xlink:show="embed" xlink:actuate="onLoad" loext:mime-type="image/x-vclgraphic"/></draw:frame></text:p>
      <text:p text:style-name="Standard"><draw:frame draw:style-name="fr2" draw:name="Figura2" text:anchor-type="paragraph" svg:width="17cm" svg:height="10.991cm" draw:z-index="1"><draw:image xlink:href="Pictures/10000201000002DA000001D808A3CEBACC1803FF.png" xlink:type="simple" xlink:show="embed" xlink:actuate="onLoad" loext:mime-type="image/x-vclgraphic"/></draw:frame><text:soft-page-break/></text:p>
      <text:p text:style-name="Standard"/>
      <text:p text:style-name="Standard"><draw:frame draw:style-name="fr3" draw:name="Figura3" text:anchor-type="paragraph" svg:width="17cm" svg:height="11.15cm" draw:z-index="2"><draw:image xlink:href="Pictures/10000201000002A8000001BEBC6AD4855AE2B634.png" xlink:type="simple" xlink:show="embed" xlink:actuate="onLoad" loext:mime-type="image/x-vclgraphic"/></draw:frame></text:p>
      <text:p text:style-name="Standard"><draw:frame draw:style-name="fr2" draw:name="Figura4" text:anchor-type="paragraph" svg:width="17cm" svg:height="12.293cm" draw:z-index="3"><draw:image xlink:href="Pictures/100002010000030C00000234C2F11F78A27756C0.png" xlink:type="simple" xlink:show="embed" xlink:actuate="onLoad" loext:mime-type="image/x-vclgraphic"/></draw:frame><text:soft-page-break/></text:p>
      <text:p text:style-name="Standard"><draw:frame draw:style-name="fr2" draw:name="Figura5" text:anchor-type="paragraph" svg:width="17cm" svg:height="15.831cm" draw:z-index="4"><draw:image xlink:href="Pictures/10000201000002BA0000028AACB22C1715127991.png" xlink:type="simple" xlink:show="embed" xlink:actuate="onLoad" loext:mime-type="image/x-vclgraphic"/></draw:frame><text:soft-page-break/></text:p>
      <text:p text:style-name="Standard"><draw:frame draw:style-name="fr4" draw:name="Figura6" text:anchor-type="paragraph" svg:width="14.949cm" svg:height="17.912cm" draw:z-index="5"><draw:image xlink:href="Pictures/1000020100000235000002A57D95B9411738A0BF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20:39:09.395824156</meta:creation-date>
    <dc:date>2020-05-19T21:24:54.884768047</dc:date>
    <meta:editing-duration>PT35M35S</meta:editing-duration>
    <meta:editing-cycles>1</meta:editing-cycles>
    <meta:document-statistic meta:table-count="0" meta:image-count="6" meta:object-count="0" meta:page-count="5" meta:paragraph-count="0" meta:word-count="0" meta:character-count="0" meta:non-whitespace-character-count="0"/>
    <meta:generator>LibreOffice/6.0.7.3$Linux_X86_64 LibreOffice_project/00m0$Build-3</meta:generator>
  </office:meta>
</office:document-meta>
</file>